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fo:text-align="justify" style:justify-single-word="false"/>
    </style:style>
    <style:style style:name="P2" style:family="paragraph" style:parent-style-name="Standard" style:list-style-name="WWNum3">
      <style:paragraph-properties fo:line-height="100%" fo:text-align="justify" style:justify-single-word="false"/>
    </style:style>
    <style:style style:name="P3" style:family="paragraph" style:parent-style-name="Standard" style:list-style-name="WWNum1">
      <style:paragraph-properties fo:line-height="100%" fo:text-align="justify" style:justify-single-word="false"/>
    </style:style>
    <style:style style:name="P4" style:family="paragraph" style:parent-style-name="Standard" style:list-style-name="WWNum2">
      <style:paragraph-properties fo:line-height="100%" fo:text-align="justify" style:justify-single-word="false"/>
    </style:style>
    <style:style style:name="P5" style:family="paragraph" style:parent-style-name="Standard">
      <style:paragraph-properties fo:margin-left="0in" fo:margin-right="0in" fo:line-height="100%" fo:text-align="justify" style:justify-single-word="false" fo:text-indent="0.4862in" style:auto-text-indent="false"/>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margin-left="0in" fo:margin-right="0in" fo:line-height="100%" fo:text-align="justify" style:justify-single-word="false" fo:text-indent="0.4862in" style:auto-text-indent="false"/>
    </style:style>
    <style:style style:name="P7" style:family="paragraph" style:parent-style-name="Standard" style:master-page-name="Standard">
      <style:paragraph-properties fo:text-align="center" style:justify-single-word="false" style:page-number="1"/>
    </style:style>
    <style:style style:name="T1" style:family="text">
      <style:text-properties fo:font-size="18pt" fo:language="ru" fo:country="RU" style:font-size-asian="18pt" style:font-size-complex="18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language="ru" fo:country="RU" style:font-name-asian="Times New Roman1" style:font-size-asian="12pt" style:font-name-complex="Times New Roman1" style:font-size-complex="12pt"/>
    </style:style>
    <style:style style:name="T4" style:family="text">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T5" style:family="text">
      <style:text-properties fo:font-size="16pt" fo:language="ru" fo:country="RU" style:font-size-asian="16pt" style:font-size-complex="16pt"/>
    </style:style>
    <style:style style:name="T6" style:family="text">
      <style:text-properties fo:font-size="16pt" style:font-size-asian="16pt" style:font-size-complex="16pt"/>
    </style:style>
    <style:style style:name="T7"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Курсовой проект</text:span></text:p>
      <text:p text:style-name="P5"/>
      <text:p text:style-name="P6"><text:span text:style-name="T2">В рамках курсового проекта предлагается создать модель обслуживания потока заявок на разгрузку, поступающих от грузовых судов, прибывающих в морской порт.</text:span><text:span text:style-name="T3"> Модель должна состоять из трёх сервисов,</text:span><text:span text:style-name="T2"> </text:span><text:span text:style-name="T3">реализация которых</text:span><text:span text:style-name="T2"> выполняется в 2 этапа, которые сдаются последовательно. Дедлайн первого этапа - </text:span><text:span text:style-name="T4">четвертое занятие</text:span><text:span text:style-name="T2">.</text:span></text:p>
      <text:h text:style-name="Heading_20_1" text:outline-level="1"><text:span text:style-name="T5">Общее описание сервисов</text:span></text:h>
      <text:h text:style-name="Heading_20_2" text:outline-level="2"><text:span text:style-name="T7">Сервис 1</text:span></text:h>
      <text:p text:style-name="P6"><text:span text:style-name="T2">Реализовать генератор расписания</text:span><text:span text:style-name="T3"> прибытия</text:span><text:span text:style-name="T2"> судов. Расписание включает:</text:span></text:p>
      <text:list xml:id="list1067990846" text:style-name="WWNum3">
        <text:list-item>
          <text:p text:style-name="P2"><text:span text:style-name="T2">день и время прибытия</text:span></text:p>
        </text:list-item>
        <text:list-item>
          <text:p text:style-name="P2"><text:span text:style-name="T2">название судна</text:span></text:p>
        </text:list-item>
        <text:list-item>
          <text:p text:style-name="P2"><text:span text:style-name="T2">вид груза (сыпучий, жидкий, контейнер) и его вес в тоннах или штуках (для контейнеров)</text:span></text:p>
        </text:list-item>
        <text:list-item>
          <text:p text:style-name="P2"><text:span text:style-name="T2">планируемый срок стоянки в порту для разгрузки - вычисляется на основе веса груза и производительности крана</text:span></text:p>
        </text:list-item>
      </text:list>
      <text:h text:style-name="Heading_20_2" text:outline-level="2"><text:span text:style-name="T7">Сервис 2</text:span></text:h>
      <text:p text:style-name="P6"><text:span text:style-name="T2">Получает данные из сервиса 1 и сервиса 3 и сохраняет их в json-файл. Предусмотреть возможность ручного добавления записей через консоль.</text:span></text:p>
      <text:h text:style-name="Heading_20_2" text:outline-level="2"><text:span text:style-name="T7">Сервис 3</text:span></text:h>
      <text:p text:style-name="P6"><text:span text:style-name="T2">Грузовые суда прибывают в порт согласно расписанию (порт работает круглосуточно), но возможны опоздания и досрочные прибытия. </text:span></text:p>
      <text:p text:style-name="P6"><text:span text:style-name="T2">Для разгрузки судов в порту используются три вида разгрузочных кранов, соответствующих трем видам грузов: сыпучим и жидким грузам, контейнерам. Число разгрузочных кранов каждого вида ограничено (изначально всех кранов по 1), так что поступающие заявки на разгрузку одного вида груза образуют очередь. Длительность разгрузки судна зависит от вида и веса его груза. Каждый кран работает в отдельном потоке, одно судно могут разгружать не более двух кранов одновременно.</text:span></text:p>
      <text:p text:style-name="P6"><text:span text:style-name="T2">Любой дополнительный (сверх запланированного срока) час стояния судна в порту (из-за ожидания разгрузки в очереди или из-за задержки самой разгрузки) влечет за собой выплату штрафа 100 у. е. за каждый час простоя судна.</text:span></text:p>
      <text:p text:style-name="P6"><text:span text:style-name="T2">При моделировании прибытия судов отклонение их от расписания рассматривается как случайная величина в интервале от -7 до 7 дней. Еще одной случайной величиной, изменяющейся в диапазоне от 0 до 1440 минут, является время задержки окончания разгрузки судна по сравнению с обычным (зависящим только от вида груза и его веса).</text:span></text:p>
      <text:p text:style-name="P6"><text:span text:style-name="T2">Цель моделирования работы морского порта – определение для заданного расписания прибытия судов минимально достаточного числа кранов в порту, позволяющего минимизировать штрафные суммы при стоимости крана в 30 000 у. е. Период моделирования – 30 дней. В параметры моделирования следует включить расписание прибытия судов и количество кранов каждого вида.</text:span></text:p>
      <text:p text:style-name="P6"><text:soft-page-break/><text:span text:style-name="T2">В результате работы программы должен быть сформирован отчёт, содержащий: список произведенных разгрузок, в котором указывается название загруженного судна, время его прихода в порт и время ожидания в очереди на разгрузку (в формате дд:чч:мм), время начала разгрузки и ее продолжительность, а также по окончании моделирования должна быть выведена итоговая статистика: число разгруженных судов, средняя длина очереди на разгрузку, среднее время ожидания в очереди, максимальная и средняя задержка разгрузки, общая сумма штрафа и итоговое необходимое количество кранов каждого вида.</text:span></text:p>
      <text:h text:style-name="Heading_20_1" text:outline-level="1"><text:span text:style-name="T6">Этапы реализации</text:span></text:h>
      <text:p text:style-name="P1"><text:span text:style-name="T2">Этап 1: </text:span></text:p>
      <text:list xml:id="list2310846890" text:style-name="WWNum1">
        <text:list-item>
          <text:p text:style-name="P3"><text:span text:style-name="T2">Сервис 1: результат выводить в консоль.</text:span></text:p>
        </text:list-item>
        <text:list-item>
          <text:p text:style-name="P3"><text:span text:style-name="T2">Сервис 2: вызывает метод генерации, описанный в сервисе 1; получает на вход метода данные от сервиса 3</text:span></text:p>
        </text:list-item>
        <text:list-item>
          <text:p text:style-name="P3"><text:span text:style-name="T2">Сервис 3: </text:span></text:p>
          <text:list>
            <text:list-item>
              <text:p text:style-name="P3"><text:span text:style-name="T2">используется json-файл, полученный в результате работы сервиса 2; </text:span></text:p>
            </text:list-item>
            <text:list-item>
              <text:p text:style-name="P3"><text:span text:style-name="T2">результат работы выводится в консоль.</text:span></text:p>
            </text:list-item>
          </text:list>
        </text:list-item>
      </text:list>
      <text:p text:style-name="P1"><text:span text:style-name="T2">Этап 2:</text:span></text:p>
      <text:list xml:id="list2984664746" text:style-name="WWNum2">
        <text:list-item>
          <text:p text:style-name="P4"><text:span text:style-name="T2">Сервис 1: GET - эндпоинт возвращающий расписание.</text:span></text:p>
        </text:list-item>
        <text:list-item>
          <text:p text:style-name="P4"><text:span text:style-name="T2">Сервис 2: обращается GET - запросом к соответствующему эндпоинту. Предоставляет следующие эндпоинты:</text:span></text:p>
          <text:list>
            <text:list-item>
              <text:p text:style-name="P4"><text:span text:style-name="T2">GET - эндпоинт для получения расписания в виде json-документа;</text:span></text:p>
            </text:list-item>
            <text:list-item>
              <text:p text:style-name="P4"><text:span text:style-name="T2">GET - эндпоинт, возвращающий расписание по имени json-файла или ошибку, если такого файла нет;</text:span></text:p>
            </text:list-item>
            <text:list-item>
              <text:p text:style-name="P4"><text:span text:style-name="T2">POST-эндпоинт для сохранения результатов работы сервиса 3 в json-документ.</text:span></text:p>
            </text:list-item>
          </text:list>
        </text:list-item>
        <text:list-item>
          <text:p text:style-name="P4"><text:span text:style-name="T2">Сервис 3:</text:span></text:p>
          <text:list>
            <text:list-item>
              <text:p text:style-name="P4"><text:span text:style-name="T2">обращается к GET - эндпоинту сервиса 2 для получения расписания в виде json-файла</text:span></text:p>
            </text:list-item>
            <text:list-item>
              <text:p text:style-name="P4"><text:span text:style-name="T2">результат работы отправляется на POST-эндпоинт сервиса 2.</text:spa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ru" fo:country="none" style:letter-kerning="false" style:font-name-asian="Arial1" style:font-size-asian="11pt" style:language-asian="ru" style:country-asian="RU"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ru" fo:country="none" style:letter-kerning="false" style:font-name-asian="Arial1" style:font-size-asian="11pt" style:language-asian="ru" style:country-asian="RU"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278in" fo:margin-bottom="0.0835in"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222in" fo:margin-bottom="0.0555in"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1665in" fo:margin-bottom="0.0555in" loext:contextual-spacing="fals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in" fo:margin-bottom="0.0417in"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in" fo:margin-bottom="0.222in" loext:contextual-spacing="false" fo:keep-together="always" fo:keep-with-next="always"/>
      <style:text-properties fo:color="#666666" fo:font-size="15pt" style:font-size-asian="15pt" style:font-size-complex="15p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takancheg</meta:initial-creator>
    <dc:creator>Lorgar</dc:creator>
    <meta:editing-cycles>3</meta:editing-cycles>
    <meta:creation-date>2021-02-10T20:16:00</meta:creation-date>
    <dc:date>2021-02-10T20:42:00</dc:date>
    <meta:editing-duration>PT27M</meta:editing-duration>
    <meta:generator>LibreOffice/6.4.6.2$Linux_X86_64 LibreOffice_project/40$Build-2</meta:generator>
    <meta:document-statistic meta:table-count="0" meta:image-count="0" meta:object-count="0" meta:page-count="2" meta:paragraph-count="34" meta:word-count="536" meta:character-count="3703" meta:non-whitespace-character-count="321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